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List_20_Contents">
      <style:paragraph-properties fo:margin-top="0in" fo:margin-bottom="0.1965in"/>
    </style:style>
    <style:style style:name="P11" style:family="paragraph" style:parent-style-name="List_20_Contents">
      <style:paragraph-properties fo:margin-top="0in" fo:margin-bottom="0.1965in"/>
      <style:text-properties fo:language="en" fo:country="US" style:language-complex="ar" style:country-complex="SA"/>
    </style:style>
    <style:style style:name="P12"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text-properties style:font-name="Times New Roma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fo:language="en" fo:country="US" style:language-complex="ar" style:country-complex="SA"/>
    </style:style>
    <style:style style:name="P17" style:family="paragraph" style:parent-style-name="Heading_20_1" style:master-page-name="First_20_Page">
      <style:paragraph-properties style:page-number="auto"/>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10pt" style:font-size-asian="10pt" style:font-size-complex="10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font-size="12pt" style:font-name-asian="Helvetica1" style:font-size-asian="12pt" style:font-name-complex="Helvetica1"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text:soft-page-break/>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message content transported by the Datagram Protocol. <text:s/>This can be up to 70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text:soft-page-break/>Event Exchange Protocol</text:p>
      <text:p text:style-name="P14">Using PCER messages to propagate Event IDs<text:span text:style-name="T6"> from multiple source nodes to multiple destination nodes. These are typically used to announce that something of interest has happened on the layouts so that controlled devices can respond.</text:span><text:span text:style-name="T6"> Also includes inquiry and response messages for exam</text:span><text:span text:style-name="T6">ining configuration and status.</text:span></text:p>
      <text:p text:style-name="List_20_Heading">Event ID (EID)</text:p>
      <text:p text:style-name="P10">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text:soft-page-break/>OpenLCB message type sent globally by producers of a particular Event to indicate that it <text:span text:style-name="T5">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path or gateway.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5">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ire protocol</text:p>
      <text:p text:style-name="P11">Version of the OpenLCB common messages, interactions, etc adapted to a particular transport mechanism. Examples are the wire protocols for CAN bus segments and TCP/IP links. </text:p>
      <text:h text:style-name="P16" text:outline-level="1"><text:soft-page-break/>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2">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3">Segment</text:p>
      <text:p text:style-name="List_20_Contents">A single CAN segment is the set of CAN nodes that share CAN arbitr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Key Terms<text:tab/>1</text:p>
          <text:p text:style-name="P15"><text:s/>3 General Glossary<text:tab/>1</text:p>
          <text:p text:style-name="P15"><text:s/>4 CAN Glossary<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2-06-15T10:48:12">6/15/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15T10:48:12">Jun 15, 2012</text:date></text:p>
            </table:table-cell>
            <table:table-cell table:style-name="Table1.C1" office:value-type="string">
              <text:p text:style-name="MP7">Preliminary Updated</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2-06-15T10:48:12">6/15/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91</meta:editing-cycles>
    <meta:editing-duration>PT13H50M30S</meta:editing-duration>
    <meta:generator>OpenOffice.org/3.3$Unix OpenOffice.org_project/330m20$Build-9567</meta:generator>
    <dc:date>2012-06-15T10:48:11</dc:date>
    <dc:creator>Bob Jacobsen</dc:creator>
    <meta:document-statistic meta:table-count="1" meta:image-count="1" meta:object-count="0" meta:page-count="5" meta:paragraph-count="90" meta:word-count="1479" meta:character-count="8841"/>
    <meta:user-defined meta:name="Info 1"/>
    <meta:user-defined meta:name="Info 2"/>
    <meta:user-defined meta:name="Info 3"/>
    <meta:user-defined meta:name="Info 4"/>
  </office:meta>
</office:document-meta>
</file>